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break-before="column"/>
      <style:text-properties style:font-name="Liberation Serif" fo:font-size="10.5pt" officeooo:paragraph-rsid="001ac62f" style:font-size-asian="10.5pt" style:font-size-complex="10.5pt"/>
    </style:style>
    <style:style style:name="P2" style:family="paragraph" style:parent-style-name="Standard">
      <style:paragraph-properties fo:margin-left="0.2665in" fo:margin-right="0in" fo:margin-top="0.1161in" fo:margin-bottom="0in" style:contextual-spacing="false" fo:line-height="100%" fo:text-indent="0in" style:auto-text-indent="false">
        <style:tab-stops>
          <style:tab-stop style:position="4.039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3" style:family="paragraph" style:parent-style-name="List_20_Paragraph" style:list-style-name="WWNum1">
      <style:paragraph-properties fo:margin-top="0.1457in" fo:margin-bottom="0in" style:contextual-spacing="false" fo:line-height="100%">
        <style:tab-stops>
          <style:tab-stop style:position="0.2654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4" style:family="paragraph" style:parent-style-name="List_20_Paragraph" style:list-style-name="WWNum1">
      <style:paragraph-properties fo:margin-left="0.2665in" fo:margin-right="2.4201in" fo:margin-top="0.0752in" fo:margin-bottom="0in" style:contextual-spacing="false" fo:line-height="100%" fo:text-indent="-0.1984in" style:auto-text-indent="false">
        <style:tab-stops>
          <style:tab-stop style:position="0.2654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5" style:family="paragraph" style:parent-style-name="List_20_Paragraph" style:list-style-name="WWNum1">
      <style:paragraph-properties fo:margin-top="0.0425in" fo:margin-bottom="0in" style:contextual-spacing="false" fo:line-height="100%">
        <style:tab-stops>
          <style:tab-stop style:position="0.2654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6" style:family="paragraph" style:parent-style-name="List_20_Paragraph" style:list-style-name="WWNum1">
      <style:paragraph-properties fo:margin-top="0.0953in" fo:margin-bottom="0in" style:contextual-spacing="false" fo:line-height="100%">
        <style:tab-stops>
          <style:tab-stop style:position="0.2654in"/>
          <style:tab-stop style:position="4.322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7" style:family="paragraph" style:parent-style-name="List_20_Paragraph" style:list-style-name="WWNum1">
      <style:paragraph-properties fo:margin-top="0.039in" fo:margin-bottom="0in" style:contextual-spacing="false" fo:line-height="100%">
        <style:tab-stops>
          <style:tab-stop style:position="0.2654in"/>
          <style:tab-stop style:position="4.322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8" style:family="paragraph" style:parent-style-name="List_20_Paragraph" style:list-style-name="WWNum1">
      <style:paragraph-properties fo:margin-left="0.2665in" fo:margin-right="1.4382in" fo:margin-top="0.0457in" fo:margin-bottom="0in" style:contextual-spacing="false" fo:line-height="100%" fo:text-indent="-0.1984in" style:auto-text-indent="false">
        <style:tab-stops>
          <style:tab-stop style:position="0.2654in"/>
          <style:tab-stop style:position="3.1362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9" style:family="paragraph" style:parent-style-name="List_20_Paragraph" style:list-style-name="WWNum1">
      <style:paragraph-properties fo:margin-top="0.0402in" fo:margin-bottom="0in" style:contextual-spacing="false" fo:line-height="100%">
        <style:tab-stops>
          <style:tab-stop style:position="0.2654in"/>
          <style:tab-stop style:position="3.8925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10" style:family="paragraph" style:parent-style-name="List_20_Paragraph" style:list-style-name="WWNum1">
      <style:paragraph-properties fo:margin-top="0.0346in" fo:margin-bottom="0in" style:contextual-spacing="false" fo:line-height="100%">
        <style:tab-stops>
          <style:tab-stop style:position="0.2654in"/>
          <style:tab-stop style:position="2.2953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P11" style:family="paragraph" style:parent-style-name="List_20_Paragraph" style:list-style-name="WWNum1">
      <style:paragraph-properties fo:margin-left="0.2693in" fo:margin-right="0in" fo:margin-top="0.0327in" fo:margin-bottom="0in" style:contextual-spacing="false" fo:line-height="100%" fo:text-indent="-0.1807in" style:auto-text-indent="false">
        <style:tab-stops>
          <style:tab-stop style:position="0.2701in"/>
          <style:tab-stop style:position="3.6138in"/>
        </style:tab-stops>
      </style:paragraph-properties>
      <style:text-properties style:font-name="Liberation Serif" fo:font-size="10.5pt" officeooo:paragraph-rsid="001ac62f" style:font-size-asian="10.5pt" style:font-size-complex="10.5pt"/>
    </style:style>
    <style:style style:name="T1" style:family="text">
      <style:text-properties style:text-scale="85%"/>
    </style:style>
    <style:style style:name="T2" style:family="text">
      <style:text-properties fo:letter-spacing="0.0244in"/>
    </style:style>
    <style:style style:name="T3" style:family="text">
      <style:text-properties fo:letter-spacing="0.0244in" style:text-scale="85%"/>
    </style:style>
    <style:style style:name="T4" style:family="text">
      <style:text-properties fo:letter-spacing="0.0264in"/>
    </style:style>
    <style:style style:name="T5" style:family="text">
      <style:text-properties fo:letter-spacing="0.0154in"/>
    </style:style>
    <style:style style:name="T6" style:family="text">
      <style:text-properties fo:letter-spacing="0.0154in" style:text-scale="105%"/>
    </style:style>
    <style:style style:name="T7" style:family="text">
      <style:text-properties fo:letter-spacing="0.022in"/>
    </style:style>
    <style:style style:name="T8" style:family="text">
      <style:text-properties fo:letter-spacing="0.028in"/>
    </style:style>
    <style:style style:name="T9" style:family="text">
      <style:text-properties fo:letter-spacing="0.0098in"/>
    </style:style>
    <style:style style:name="T10" style:family="text">
      <style:text-properties fo:letter-spacing="0.0098in" style:text-scale="105%"/>
    </style:style>
    <style:style style:name="T11" style:family="text">
      <style:text-properties fo:letter-spacing="0.0256in"/>
    </style:style>
    <style:style style:name="T12" style:family="text">
      <style:text-properties fo:letter-spacing="0.0055in"/>
    </style:style>
    <style:style style:name="T13" style:family="text">
      <style:text-properties fo:letter-spacing="0.0083in"/>
    </style:style>
    <style:style style:name="T14" style:family="text">
      <style:text-properties fo:letter-spacing="0.0118in"/>
    </style:style>
    <style:style style:name="T15" style:family="text">
      <style:text-properties fo:letter-spacing="0.0161in"/>
    </style:style>
    <style:style style:name="T16" style:family="text">
      <style:text-properties fo:letter-spacing="0.0161in" fo:font-style="italic" style:font-style-asian="italic" style:text-scale="105%"/>
    </style:style>
    <style:style style:name="T17" style:family="text">
      <style:text-properties fo:letter-spacing="0.0161in" style:text-scale="105%"/>
    </style:style>
    <style:style style:name="T18" style:family="text">
      <style:text-properties fo:letter-spacing="0.0008in" style:text-scale="105%"/>
    </style:style>
    <style:style style:name="T19" style:family="text">
      <style:text-properties fo:letter-spacing="0.0035in" style:text-scale="105%"/>
    </style:style>
    <style:style style:name="T20" style:family="text">
      <style:text-properties fo:letter-spacing="0.0071in"/>
    </style:style>
    <style:style style:name="T21" style:family="text">
      <style:text-properties fo:letter-spacing="0.0071in" style:text-scale="105%"/>
    </style:style>
    <style:style style:name="T22" style:family="text">
      <style:text-properties fo:letter-spacing="0.0165in" style:text-scale="105%"/>
    </style:style>
    <style:style style:name="T23" style:family="text">
      <style:text-properties fo:letter-spacing="0.0307in"/>
    </style:style>
    <style:style style:name="T24" style:family="text">
      <style:text-properties fo:letter-spacing="0.0307in" style:text-scale="105%"/>
    </style:style>
    <style:style style:name="T25" style:family="text">
      <style:text-properties fo:letter-spacing="0.011in"/>
    </style:style>
    <style:style style:name="T26" style:family="text">
      <style:text-properties fo:letter-spacing="0.011in" style:text-scale="105%"/>
    </style:style>
    <style:style style:name="T27" style:family="text">
      <style:text-properties fo:letter-spacing="-0.0362in" style:text-scale="105%"/>
    </style:style>
    <style:style style:name="T28" style:family="text">
      <style:text-properties fo:font-style="italic" style:font-style-asian="italic" style:text-scale="105%"/>
    </style:style>
    <style:style style:name="T29" style:family="text">
      <style:text-properties fo:letter-spacing="0.0374in"/>
    </style:style>
    <style:style style:name="T30" style:family="text">
      <style:text-properties fo:letter-spacing="0.0102in"/>
    </style:style>
    <style:style style:name="T31" style:family="text">
      <style:text-properties fo:letter-spacing="0.0102in" style:text-scale="105%"/>
    </style:style>
    <style:style style:name="T32" style:family="text">
      <style:text-properties fo:letter-spacing="0.0201in"/>
    </style:style>
    <style:style style:name="T33" style:family="text">
      <style:text-properties fo:letter-spacing="0.0382in"/>
    </style:style>
    <style:style style:name="T34" style:family="text">
      <style:text-properties fo:letter-spacing="0.0252in"/>
    </style:style>
    <style:style style:name="T35" style:family="text">
      <style:text-properties fo:letter-spacing="0.0417in"/>
    </style:style>
    <style:style style:name="T36" style:family="text">
      <style:text-properties fo:letter-spacing="0.0189in"/>
    </style:style>
    <style:style style:name="T37" style:family="text">
      <style:text-properties fo:letter-spacing="0.0362in"/>
    </style:style>
    <style:style style:name="T38" style:family="text">
      <style:text-properties fo:letter-spacing="0.0236in"/>
    </style:style>
    <style:style style:name="T39" style:family="text">
      <style:text-properties fo:letter-spacing="0.0319in"/>
    </style:style>
    <style:style style:name="T40" style:family="text">
      <style:text-properties fo:letter-spacing="0.0291in"/>
    </style:style>
    <style:style style:name="T41" style:family="text">
      <style:text-properties fo:letter-spacing="0.0354in"/>
    </style:style>
    <style:style style:name="T42" style:family="text">
      <style:text-properties fo:letter-spacing="0.0181in"/>
    </style:style>
    <style:style style:name="T43" style:family="text">
      <style:text-properties fo:letter-spacing="-0.0346in"/>
    </style:style>
    <style:style style:name="T44" style:family="text">
      <style:text-properties fo:letter-spacing="0.0075in" style:text-scale="105%"/>
    </style:style>
    <style:style style:name="T45" style:family="text">
      <style:text-properties fo:letter-spacing="0.0075in" officeooo:rsid="001b8aa4" style:text-scale="105%"/>
    </style:style>
    <style:style style:name="T46" style:family="text">
      <style:text-properties fo:letter-spacing="0.0126in"/>
    </style:style>
    <style:style style:name="T47" style:family="text">
      <style:text-properties fo:letter-spacing="0.0409in"/>
    </style:style>
    <style:style style:name="T48" style:family="text">
      <style:text-properties fo:letter-spacing="0.0228in"/>
    </style:style>
    <style:style style:name="T49" style:family="text">
      <style:text-properties fo:letter-spacing="0.0209in"/>
    </style:style>
    <style:style style:name="T50" style:family="text">
      <style:text-properties fo:letter-spacing="0.0402in"/>
    </style:style>
    <style:style style:name="T51" style:family="text">
      <style:text-properties fo:letter-spacing="0.0272in"/>
    </style:style>
    <style:style style:name="T52" style:family="text">
      <style:text-properties fo:letter-spacing="0.0346in"/>
    </style:style>
    <style:style style:name="T53" style:family="text">
      <style:text-properties fo:letter-spacing="0.0516in"/>
    </style:style>
    <style:style style:name="T54" style:family="text">
      <style:text-properties fo:letter-spacing="0.0217in"/>
    </style:style>
    <style:style style:name="T55" style:family="text">
      <style:text-properties fo:letter-spacing="0.0311in"/>
    </style:style>
    <style:style style:name="T56" style:family="text">
      <style:text-properties fo:letter-spacing="0.0028in"/>
    </style:style>
    <style:style style:name="T57" style:family="text">
      <style:text-properties style:text-scale="105%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style:text-underline-style="solid" style:text-underline-width="auto" style:text-underline-color="font-color" officeooo:rsid="001b8aa4"/>
    </style:style>
    <style:style style:name="T60" style:family="text">
      <style:text-properties style:text-underline-style="solid" style:text-underline-width="auto" style:text-underline-color="font-color" officeooo:rsid="001ac62f"/>
    </style:style>
    <style:style style:name="T61" style:family="text">
      <style:text-properties style:text-underline-style="solid" style:text-underline-width="auto" style:text-underline-color="font-color" style:text-scale="109%"/>
    </style:style>
    <style:style style:name="T62" style:family="text">
      <style:text-properties style:text-underline-style="solid" style:text-underline-width="auto" style:text-underline-color="font-color" officeooo:rsid="001ac62f" style:text-scale="109%"/>
    </style:style>
    <style:style style:name="T63" style:family="text">
      <style:text-properties style:text-underline-style="solid" style:text-underline-width="auto" style:text-underline-color="font-color" officeooo:rsid="001ac62f" style:text-scale="105%"/>
    </style:style>
    <style:style style:name="T64" style:family="text">
      <style:text-properties style:text-underline-style="solid" style:text-underline-width="auto" style:text-underline-color="font-color" officeooo:rsid="001b8aa4" style:text-scale="105%"/>
    </style:style>
    <style:style style:name="T65" style:family="text">
      <style:text-properties style:text-underline-style="solid" style:text-underline-width="auto" style:text-underline-color="font-color" officeooo:rsid="001c4390"/>
    </style:style>
    <style:style style:name="T66" style:family="text">
      <style:text-properties fo:letter-spacing="-0.0071in"/>
    </style:style>
    <style:style style:name="T67" style:family="text">
      <style:text-properties fo:letter-spacing="-0.0063in"/>
    </style:style>
    <style:style style:name="T68" style:family="text">
      <style:text-properties fo:letter-spacing="-0.0043in"/>
    </style:style>
    <style:style style:name="T69" style:family="text">
      <style:text-properties fo:letter-spacing="-0.0154in"/>
    </style:style>
    <style:style style:name="T70" style:family="text">
      <style:text-properties fo:letter-spacing="-0.0236in"/>
    </style:style>
    <style:style style:name="T71" style:family="text">
      <style:text-properties fo:letter-spacing="-0.0283in"/>
    </style:style>
    <style:style style:name="T72" style:family="text">
      <style:text-properties fo:letter-spacing="-0.0217in"/>
    </style:style>
    <style:style style:name="T73" style:family="text">
      <style:text-properties fo:letter-spacing="-0.0256in"/>
    </style:style>
    <style:style style:name="T74" style:family="text">
      <style:text-properties style:text-position="super 58%" officeooo:rsid="001b8aa4" style:text-scale="105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Fill-in-the-Blank</text:span><text:span text:style-name="T3"> </text:span><text:span text:style-name="T1">Questions</text:span></text:h>
      <text:p text:style-name="P1"/>
      <text:list xml:id="list340775921" text:style-name="WWNum1">
        <text:list-item>
          <text:p text:style-name="P3">What<text:span text:style-name="T4"> </text:span>is<text:span text:style-name="T5"> </text:span>the<text:span text:style-name="T7"> </text:span>final<text:span text:style-name="T8"> </text:span>value<text:span text:style-name="T9"> </text:span>(in<text:span text:style-name="T11"> </text:span>C++)<text:span text:style-name="T12"> </text:span>of<text:span text:style-name="T13"> </text:span>the<text:span text:style-name="T7"> </text:span>following<text:span text:style-name="T14"> </text:span>expression?</text:p>
        </text:list-item>
      </text:list>
      <text:p text:style-name="P2">(5<text:span text:style-name="T66"> </text:span>-<text:span text:style-name="T67"> </text:span>16<text:span text:style-name="T67"> </text:span>/<text:span text:style-name="T68"> </text:span>2<text:span text:style-name="T67"> </text:span>*<text:span text:style-name="T68"> </text:span>3<text:span text:style-name="T67"> </text:span>+<text:span text:style-name="T68"> </text:span>(3<text:span text:style-name="T67"> </text:span>+<text:span text:style-name="T68"> </text:span>2<text:span text:style-name="T67"> </text:span>/<text:span text:style-name="T67"> </text:span>2)<text:span text:style-name="T67"> </text:span>-<text:span text:style-name="T68"> </text:span>5) <text:span text:style-name="T69"><text:s/></text:span><text:span text:style-name="T58"><text:s/></text:span><text:span text:style-name="T59">-20</text:span></text:p>
      <text:list xml:id="list224353458137753" text:continue-numbering="true" text:style-name="WWNum1">
        <text:list-item>
          <text:p text:style-name="P4"><text:span text:style-name="T57">How</text:span><text:span text:style-name="T17"> </text:span><text:span text:style-name="T57">would</text:span><text:span text:style-name="T18"> </text:span><text:span text:style-name="T57">the</text:span><text:span text:style-name="T6"> </text:span><text:span text:style-name="T57">following</text:span><text:span text:style-name="T19"> </text:span><text:span text:style-name="T57">expression</text:span><text:span text:style-name="T21"> </text:span><text:span text:style-name="T57">be</text:span><text:span text:style-name="T22"> </text:span><text:span text:style-name="T57">written</text:span><text:span text:style-name="T24"> </text:span><text:span text:style-name="T57">in</text:span><text:span text:style-name="T26"> </text:span><text:span text:style-name="T57">C++?</text:span><text:span text:style-name="T27"> </text:span><text:span text:style-name="T57">2</text:span><text:span text:style-name="T28">x</text:span><text:span text:style-name="T16"> </text:span><text:span text:style-name="T57">+</text:span><text:span text:style-name="T21"> </text:span><text:span text:style-name="T57">3</text:span><text:span text:style-name="T74">4</text:span><text:span text:style-name="T57">? </text:span><text:span text:style-name="T64">(2x + pow(3,4))</text:span></text:p>
        </text:list-item>
        <text:list-item>
          <text:p text:style-name="P6">Implicit<text:span text:style-name="T29"> </text:span>conversion<text:span text:style-name="T30"> </text:span>is<text:span text:style-name="T32"> </text:span>also<text:span text:style-name="T33"> </text:span>known<text:span text:style-name="T25"> </text:span>as<text:span text:style-name="T34"> </text:span>data<text:span text:style-name="T33"> </text:span>type<text:span text:style-name="T58"> </text:span><text:span text:style-name="T59">coercion</text:span>.</text:p>
        </text:list-item>
        <text:list-item>
          <text:p text:style-name="P7">Explicit<text:span text:style-name="T23"> </text:span>type<text:span text:style-name="T35"> </text:span>conversion<text:span text:style-name="T9"> </text:span>is<text:span text:style-name="T36"> </text:span>also<text:span text:style-name="T37"> </text:span>known<text:span text:style-name="T30"> </text:span>as<text:span text:style-name="T38"> </text:span>type<text:span text:style-name="T60"> casting</text:span>.</text:p>
        </text:list-item>
        <text:list-item>
          <text:p text:style-name="P8">List<text:span text:style-name="T9"> </text:span>the<text:span text:style-name="T39"> </text:span>preprocessor<text:span text:style-name="T5"> </text:span>directive<text:span text:style-name="T15"> </text:span>that<text:span text:style-name="T40"> </text:span>must<text:span text:style-name="T41"> </text:span>be<text:span text:style-name="T37"> </text:span>included<text:span text:style-name="T5"> </text:span>for<text:span text:style-name="T42"> </text:span>cin<text:span text:style-name="T70"> </text:span>and<text:span text:style-name="T20"> </text:span>cout<text:span text:style-name="T70"> </text:span>to<text:span text:style-name="T43"> </text:span><text:span text:style-name="T57">be</text:span><text:span text:style-name="T10"> </text:span><text:span text:style-name="T57">used</text:span><text:span text:style-name="T44"> </text:span><text:span text:style-name="T45">in </text:span><text:span text:style-name="T57">C++</text:span><text:span text:style-name="T31"> </text:span><text:span text:style-name="T57">program.</text:span><text:span text:style-name="T14"> </text:span><text:span text:style-name="T61"><text:s/>&lt;</text:span><text:span text:style-name="T62">iostream</text:span><text:span text:style-name="T61">&gt;</text:span></text:p>
        </text:list-item>
        <text:list-item>
          <text:p text:style-name="P5">Blank<text:span text:style-name="T25"> </text:span>spaces<text:span text:style-name="T9"> </text:span>or<text:span text:style-name="T42"> </text:span>unseen<text:span text:style-name="T46"> </text:span>control<text:span text:style-name="T47"> </text:span>characters<text:span text:style-name="T30"> </text:span>in<text:span text:style-name="T48"> </text:span>a<text:span text:style-name="T49"> </text:span>data<text:span text:style-name="T50"> </text:span>file<text:span text:style-name="T51"> </text:span>are<text:span text:style-name="T52"> </text:span>referred<text:span text:style-name="T53"> </text:span>to<text:span text:style-name="T15"> </text:span>as <text:span text:style-name="T63">whitespace</text:span><text:span text:style-name="T57">.</text:span></text:p>
        </text:list-item>
        <text:list-item>
          <text:p text:style-name="P9">The<text:span text:style-name="T2"> </text:span>&lt;&lt;<text:span text:style-name="T71"> </text:span>in<text:span text:style-name="T32"> </text:span>a<text:span text:style-name="T48"> </text:span>cout<text:span text:style-name="T71"> </text:span>statement<text:span text:style-name="T25"> </text:span>is<text:span text:style-name="T54"> </text:span>called<text:span text:style-name="T14"> </text:span>the<text:span text:style-name="T58"> </text:span><text:span text:style-name="T60">insertion </text:span><text:span text:style-name="T57">operator.</text:span></text:p>
        </text:list-item>
        <text:list-item>
          <text:p text:style-name="P10">The<text:span text:style-name="T5"> </text:span>#include&lt;<text:span text:style-name="T65">iomanip</text:span>&gt;<text:span text:style-name="T72"> </text:span>is<text:span text:style-name="T55"> </text:span>needed<text:span text:style-name="T36"> </text:span>for<text:span text:style-name="T38"> </text:span>formatted<text:span text:style-name="T8"> </text:span>output.</text:p>
        </text:list-item>
        <text:list-item>
          <text:p text:style-name="P11">The<text:span text:style-name="T4"> </text:span>'\n'<text:span text:style-name="T73"> </text:span>is<text:span text:style-name="T48"> </text:span>a<text:span text:style-name="T2"> </text:span>special<text:span text:style-name="T32"> </text:span>character<text:span text:style-name="T56"> </text:span>that<text:span text:style-name="T58"> </text:span><text:span text:style-name="T60">inserts a new line where it is written</text:span><text:span text:style-name="T57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2646in" fo:margin-right="0in" fo:margin-top="0.0543in" fo:margin-bottom="0in" style:contextual-spacing="false" fo:text-indent="-0.1972in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0693in" fo:margin-right="0in" fo:margin-top="0.0661in" fo:margin-bottom="0in" style:contextual-spacing="false" fo:text-indent="0in" style:auto-text-indent="false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.5pt" fo:letter-spacing="-0.0008in" fo:language="en" fo:country="US" fo:font-style="normal" fo:font-weight="normal" style:font-name-asian="Times New Roman1" style:font-family-asian="'Times New Roman'" style:font-family-generic-asian="system" style:font-pitch-asian="variable" style:font-size-asian="10.5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.5pt" style:language-complex="ar" style:country-complex="SA" style:font-style-complex="normal" style:font-weight-complex="normal" style:text-scale="92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1972in" fo:margin-left="0.2646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0.8638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4638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0638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646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2646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8646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4654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065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0T21:32:56.536000000</meta:creation-date>
    <dc:date>2022-07-20T22:43:53.301000000</dc:date>
    <meta:editing-duration>PT11M1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1" meta:word-count="138" meta:character-count="720" meta:non-whitespace-character-count="599"/>
  </office:meta>
</office:document-meta>
</file>